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-2cm" fo:text-indent="0cm" style:auto-text-indent="false" style:page-number="auto" fo:background-color="transparent"/>
    </style:style>
    <style:style style:name="P2" style:family="paragraph" style:parent-style-name="Standard">
      <loext:graphic-properties draw:fill="none"/>
      <style:paragraph-properties fo:margin-left="0cm" fo:margin-right="-2cm" fo:text-indent="0cm" style:auto-text-indent="false" fo:background-color="transparent"/>
    </style:style>
    <style:style style:name="P3" style:family="paragraph" style:parent-style-name="Standard">
      <loext:graphic-properties draw:fill="none"/>
      <style:paragraph-properties fo:margin-left="0cm" fo:margin-right="-2cm" fo:text-indent="0cm" style:auto-text-indent="false" fo:background-color="transparent"/>
      <style:text-properties officeooo:rsid="000200b9" officeooo:paragraph-rsid="000200b9"/>
    </style:style>
    <style:style style:name="P4" style:family="paragraph" style:parent-style-name="Standard">
      <loext:graphic-properties draw:fill="none"/>
      <style:paragraph-properties fo:margin-left="0cm" fo:margin-right="-2cm" fo:text-indent="0cm" style:auto-text-indent="false" fo:background-color="transparent"/>
      <style:text-properties fo:font-size="12pt" fo:font-weight="normal" officeooo:rsid="00030a86" officeooo:paragraph-rsid="00030a86" style:font-size-asian="10.5pt" style:font-weight-asian="normal" style:font-size-complex="12pt" style:font-weight-complex="normal"/>
    </style:style>
    <style:style style:name="T1" style:family="text">
      <style:text-properties officeooo:rsid="000200b9"/>
    </style:style>
    <style:style style:name="T2" style:family="text">
      <style:text-properties fo:font-weight="bold" officeooo:rsid="000200b9" style:font-weight-asian="bold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fo:font-weight="bold" officeooo:rsid="000200b9" style:font-size-asian="16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span text:style-name="T5">Map Reduce</text:span></text:p>
      <text:p text:style-name="P2"><text:span text:style-name="T5"/></text:p>
      <text:p text:style-name="P3"><text:span text:style-name="T4">1)Total marks of each student</text:span></text:p>
      <text:p text:style-name="P4">&gt; var map=function(){emit(this.s_name, this.s_marks)};</text:p>
      <text:p text:style-name="P4">&gt; var reduce=function(s_name,s_marks){return Array.sum(s_marks)};</text:p>
      <text:p text:style-name="P4">&gt; db.student.mapReduce(map,reduce,{out:"total1"});</text:p>
      <text:p text:style-name="P4">{</text:p>
      <text:p text:style-name="P4"><text:tab/>"result" : "total1",</text:p>
      <text:p text:style-name="P4"><text:tab/>"timeMillis" : 1179,</text:p>
      <text:p text:style-name="P4"><text:tab/>"counts" : {</text:p>
      <text:p text:style-name="P4"><text:tab/><text:tab/>"input" : 9,</text:p>
      <text:p text:style-name="P4"><text:tab/><text:tab/>"emit" : 9,</text:p>
      <text:p text:style-name="P4"><text:tab/><text:tab/>"reduce" : 3,</text:p>
      <text:p text:style-name="P4"><text:tab/><text:tab/>"output" : 3</text:p>
      <text:p text:style-name="P4"><text:tab/>},</text:p>
      <text:p text:style-name="P4"><text:tab/>"ok" : 1</text:p>
      <text:p text:style-name="P4">}</text:p>
      <text:p text:style-name="P4">&gt; db.total1.find().pretty();</text:p>
      <text:p text:style-name="P4">{ "_id" : "Aditi Kukde", "value" : 291 }</text:p>
      <text:p text:style-name="P4">{ "_id" : "Nachiket Erleker", "value" : 286 }</text:p>
      <text:p text:style-name="P4">{ "_id" : "Sanam Palsule", "value" : 290 }</text:p>
      <text:p text:style-name="P4">&gt; </text:p>
      <text:p text:style-name="P3"><text:span text:style-name="T4">2)Total marks of each subject</text:span></text:p>
      <text:p text:style-name="P4">&gt; var map=function(){emit(this.s_sub, this.s_marks)};</text:p>
      <text:p text:style-name="P4">&gt; var reduce=function(s_sub, s_marks){return Array.sum(s_marks)};</text:p>
      <text:p text:style-name="P4">&gt; db.student.mapReduce(map,reduce,{out: "total2"});</text:p>
      <text:p text:style-name="P4">{</text:p>
      <text:p text:style-name="P4"><text:tab/>"result" : "total2",</text:p>
      <text:p text:style-name="P4"><text:tab/>"timeMillis" : 582,</text:p>
      <text:p text:style-name="P4"><text:tab/>"counts" : {</text:p>
      <text:p text:style-name="P4"><text:tab/><text:tab/>"input" : 9,</text:p>
      <text:p text:style-name="P4"><text:tab/><text:tab/>"emit" : 9,</text:p>
      <text:p text:style-name="P4"><text:tab/><text:tab/>"reduce" : 3,</text:p>
      <text:p text:style-name="P4"><text:tab/><text:tab/>"output" : 3</text:p>
      <text:p text:style-name="P4"><text:tab/>},</text:p>
      <text:p text:style-name="P4"><text:tab/>"ok" : 1</text:p>
      <text:p text:style-name="P4">}</text:p>
      <text:p text:style-name="P4">&gt; db.total2.find().pretty();</text:p>
      <text:p text:style-name="P4">{ "_id" : "Eniglish", "value" : 284 }</text:p>
      <text:p text:style-name="P4">{ "_id" : "Maths", "value" : 294 }</text:p>
      <text:p text:style-name="P4">{ "_id" : "Science", "value" : 289 }</text:p>
      <text:p text:style-name="P4">&gt; </text:p>
      <text:p text:style-name="P3"><text:span text:style-name="T4">3)Total marks of a particular student</text:span></text:p>
      <text:p text:style-name="P4">&gt; var map=function(){emit(this.s_name, this.s_marks)};</text:p>
      <text:p text:style-name="P4">&gt; var reduce=function(s_name, s_marks){return Array.sum(s_marks)};</text:p>
      <text:p text:style-name="P4">&gt; db.student.mapReduce(map,reduce,{query:{s_name:"Aditi Kukde"} ,out: "total2"});</text:p>
      <text:p text:style-name="P4">{</text:p>
      <text:p text:style-name="P4"><text:tab/>"result" : "total2",</text:p>
      <text:p text:style-name="P4"><text:tab/>"timeMillis" : 474,</text:p>
      <text:p text:style-name="P4"><text:tab/>"counts" : {</text:p>
      <text:p text:style-name="P4"><text:tab/><text:tab/>"input" : 3,</text:p>
      <text:p text:style-name="P4"><text:soft-page-break/><text:tab/><text:tab/>"emit" : 3,</text:p>
      <text:p text:style-name="P4"><text:tab/><text:tab/>"reduce" : 1,</text:p>
      <text:p text:style-name="P4"><text:tab/><text:tab/>"output" : 1</text:p>
      <text:p text:style-name="P4"><text:tab/>},</text:p>
      <text:p text:style-name="P4"><text:tab/>"ok" : 1</text:p>
      <text:p text:style-name="P4">}</text:p>
      <text:p text:style-name="P4">&gt; db.total2.find().pretty()</text:p>
      <text:p text:style-name="P4">{ "_id" : "Aditi Kukde", "value" : 291 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00:12:00.906069205</meta:creation-date>
    <dc:date>2019-11-04T00:29:41.802653216</dc:date>
    <meta:editing-duration>PT7M40S</meta:editing-duration>
    <meta:editing-cycles>1</meta:editing-cycles>
    <meta:document-statistic meta:table-count="0" meta:image-count="0" meta:object-count="0" meta:page-count="2" meta:paragraph-count="58" meta:word-count="203" meta:character-count="1379" meta:non-whitespace-character-count="1192"/>
    <meta:generator>LibreOffice/5.1.6.2$Linux_X86_64 LibreOffice_project/10m0$Build-2</meta:generator>
  </office:meta>
</office:document-meta>
</file>